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bold" fo:font-family="Calibri" style:font-family-asian="Calibri" style:font-family-complex="Calibri"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bold" fo:font-family="Calibri" style:font-family-asian="Calibri" style:font-family-complex="Calibri" fo:background-color="transparent" style:use-window-font-color="true"/>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bold"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bold" fo:font-family="Calibri" style:font-family-asian="Calibri" style:font-family-complex="Calibri"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bold" fo:font-family="Calibri" style:font-family-asian="Calibri" style:font-family-complex="Calibri"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normal"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bold"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bold" fo:font-family="Calibri" style:font-family-asian="Calibri" style:font-family-complex="Calibri"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bold" fo:font-family="Calibri" style:font-family-asian="Calibri" style:font-family-complex="Calibri"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bold"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bold" fo:font-family="Calibri" style:font-family-asian="Calibri" style:font-family-complex="Calibri"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bold" fo:font-family="Calibri" style:font-family-asian="Calibri" style:font-family-complex="Calibri" fo:background-color="transparent" style:use-window-font-color="true"/>
    </style:style>
    <style:style style:name="T82" style:family="text">
      <style:text-properties fo:font-size="12.00pt" fo:font-weight="normal" fo:font-family="Calibri" style:font-family-asian="Calibri" style:font-family-complex="Calibri" fo:background-color="transparent" style:use-window-font-color="true"/>
    </style:style>
    <style:style style:name="T83" style:family="text">
      <style:text-properties fo:font-size="12.00pt" fo:font-weight="bold" fo:font-family="Calibri" style:font-family-asian="Calibri" style:font-family-complex="Calibri" fo:background-color="transparent" style:use-window-font-color="true"/>
    </style:style>
    <style:style style:name="T84" style:family="text">
      <style:text-properties fo:font-size="12.00pt" fo:font-weight="normal" fo:font-family="Calibri" style:font-family-asian="Calibri" style:font-family-complex="Calibri" fo:background-color="transparent" style:use-window-font-color="true"/>
    </style:style>
    <style:style style:name="T85" style:family="text">
      <style:text-properties fo:font-size="12.00pt" fo:font-weight="bold" fo:font-family="Calibri" style:font-family-asian="Calibri" style:font-family-complex="Calibri" fo:background-color="transparent" style:use-window-font-color="true"/>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bold" fo:font-family="Calibri" style:font-family-asian="Calibri" style:font-family-complex="Calibri" fo:background-color="transparent" style:use-window-font-color="true"/>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bold"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normal" fo:font-family="Calibri" style:font-family-asian="Calibri" style:font-family-complex="Calibri" fo:background-color="transparent" style:use-window-font-color="true"/>
    </style:style>
    <style:style style:name="T104" style:family="text">
      <style:text-properties fo:font-size="12.00pt" fo:font-weight="bold"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2.00pt" fo:font-weight="bold"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2.00pt" fo:font-weight="bold"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2.00pt" fo:font-weight="bold"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bold" fo:font-family="Calibri" style:font-family-asian="Calibri" style:font-family-complex="Calibri"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bold" fo:font-family="Calibri" style:font-family-asian="Calibri" style:font-family-complex="Calibri"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bold" fo:font-family="Calibri" style:font-family-asian="Calibri" style:font-family-complex="Calibri" fo:background-color="transparent" style:use-window-font-color="true"/>
    </style:style>
    <style:style style:name="T120" style:family="text">
      <style:text-properties fo:font-size="12.00pt" fo:font-weight="normal" fo:font-family="Calibri" style:font-family-asian="Calibri" style:font-family-complex="Calibri" fo:background-color="transparent" style:use-window-font-color="true"/>
    </style:style>
    <style:style style:name="T121" style:family="text">
      <style:text-properties fo:font-size="12.00pt" fo:font-weight="bold" fo:font-family="Calibri" style:font-family-asian="Calibri" style:font-family-complex="Calibri" fo:background-color="transparent" style:use-window-font-color="true"/>
    </style:style>
    <style:style style:name="T122" style:family="text">
      <style:text-properties fo:font-size="12.00pt" fo:font-weight="normal" fo:font-family="Calibri" style:font-family-asian="Calibri" style:font-family-complex="Calibri" fo:background-color="transparent" style:use-window-font-color="true"/>
    </style:style>
    <style:style style:name="T123" style:family="text">
      <style:text-properties fo:font-size="12.00pt" fo:font-weight="bold" fo:font-family="Calibri" style:font-family-asian="Calibri" style:font-family-complex="Calibri" fo:background-color="transparent" style:use-window-font-color="true"/>
    </style:style>
    <style:style style:name="T124" style:family="text">
      <style:text-properties fo:font-size="12.00pt" fo:font-weight="normal" fo:font-family="Calibri" style:font-family-asian="Calibri" style:font-family-complex="Calibri" fo:background-color="transparent" style:use-window-font-color="true"/>
    </style:style>
    <style:style style:name="T125" style:family="text">
      <style:text-properties fo:font-size="12.00pt" fo:font-weight="bold" fo:font-family="Calibri" style:font-family-asian="Calibri" style:font-family-complex="Calibri" fo:background-color="transparent" style:use-window-font-color="true"/>
    </style:style>
    <style:style style:name="T126" style:family="text">
      <style:text-properties fo:font-size="12.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bold"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bold" fo:font-family="Calibri" style:font-family-asian="Calibri" style:font-family-complex="Calibri" fo:background-color="transparent" style:use-window-font-color="true"/>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2.00pt" fo:font-weight="bold"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2.00pt" fo:font-weight="bold" fo:font-family="Calibri" style:font-family-asian="Calibri" style:font-family-complex="Calibri" fo:background-color="transparent" style:use-window-font-color="true"/>
    </style:style>
    <style:style style:name="T135" style:family="text">
      <style:text-properties fo:font-size="12.00pt" fo:font-weight="normal" fo:font-family="Calibri" style:font-family-asian="Calibri" style:font-family-complex="Calibri" fo:background-color="transparent" style:use-window-font-color="true"/>
    </style:style>
    <style:style style:name="T136" style:family="text">
      <style:text-properties fo:font-size="12.00pt" fo:font-weight="bold" fo:font-family="Calibri" style:font-family-asian="Calibri" style:font-family-complex="Calibri" fo:background-color="transparent" style:use-window-font-color="true"/>
    </style:style>
    <style:style style:name="T137" style:family="text">
      <style:text-properties fo:font-size="12.00pt" fo:font-weight="normal" fo:font-family="Calibri" style:font-family-asian="Calibri" style:font-family-complex="Calibri" fo:background-color="transparent" style:use-window-font-color="true"/>
    </style:style>
    <style:style style:name="T138" style:family="text">
      <style:text-properties fo:font-size="12.00pt" fo:font-weight="bold" fo:font-family="Calibri" style:font-family-asian="Calibri" style:font-family-complex="Calibri" fo:background-color="transparent" style:use-window-font-color="true"/>
    </style:style>
    <style:style style:name="T139" style:family="text">
      <style:text-properties fo:font-size="12.00pt" fo:font-weight="normal" fo:font-family="Calibri" style:font-family-asian="Calibri" style:font-family-complex="Calibri" fo:background-color="transparent" style:use-window-font-color="true"/>
    </style:style>
    <style:style style:name="T140" style:family="text">
      <style:text-properties fo:font-size="12.00pt" fo:font-weight="bold" fo:font-family="Calibri" style:font-family-asian="Calibri" style:font-family-complex="Calibri" fo:background-color="transparent" style:use-window-font-color="true"/>
    </style:style>
    <style:style style:name="T141" style:family="text">
      <style:text-properties fo:font-size="12.00pt" fo:font-weight="normal" fo:font-family="Calibri" style:font-family-asian="Calibri" style:font-family-complex="Calibri" fo:background-color="transparent" style:use-window-font-color="true"/>
    </style:style>
    <style:style style:name="T142" style:family="text">
      <style:text-properties fo:font-size="12.00pt" fo:font-weight="bold" fo:font-family="Calibri" style:font-family-asian="Calibri" style:font-family-complex="Calibri" fo:background-color="transparent" style:use-window-font-color="true"/>
    </style:style>
    <style:style style:name="T143" style:family="text">
      <style:text-properties fo:font-size="12.00pt" fo:font-weight="normal" fo:font-family="Calibri" style:font-family-asian="Calibri" style:font-family-complex="Calibri" fo:background-color="transparent" style:use-window-font-color="true"/>
    </style:style>
    <style:style style:name="T144" style:family="text">
      <style:text-properties fo:font-size="12.00pt" fo:font-weight="bold"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T146" style:family="text">
      <style:text-properties fo:font-size="12.00pt" fo:font-weight="bold"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bold" fo:font-family="Calibri" style:font-family-asian="Calibri" style:font-family-complex="Calibri" fo:background-color="transparent" style:use-window-font-color="true"/>
    </style:style>
    <style:style style:name="T150" style:family="text">
      <style:text-properties fo:font-size="12.00pt" fo:font-weight="normal" fo:font-family="Calibri" style:font-family-asian="Calibri" style:font-family-complex="Calibri" fo:background-color="transparent" style:use-window-font-color="true"/>
    </style:style>
    <style:style style:name="T151" style:family="text">
      <style:text-properties fo:font-size="12.00pt" fo:font-weight="bold"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bold" fo:font-family="Calibri" style:font-family-asian="Calibri" style:font-family-complex="Calibri" fo:background-color="transparent" style:use-window-font-color="true"/>
    </style:style>
    <style:style style:name="T154" style:family="text">
      <style:text-properties fo:font-size="12.00pt" fo:font-weight="normal" fo:font-family="Calibri" style:font-family-asian="Calibri" style:font-family-complex="Calibri" fo:background-color="transparent" style:use-window-font-color="true"/>
    </style:style>
    <style:style style:name="T155" style:family="text">
      <style:text-properties fo:font-size="12.00pt" fo:font-weight="bold" fo:font-family="Calibri" style:font-family-asian="Calibri" style:font-family-complex="Calibri" fo:background-color="transparent" style:use-window-font-color="true"/>
    </style:style>
    <style:style style:name="T156" style:family="text">
      <style:text-properties fo:font-size="12.00pt" fo:font-weight="normal" fo:font-family="Calibri" style:font-family-asian="Calibri" style:font-family-complex="Calibri" fo:background-color="transparent" style:use-window-font-color="true"/>
    </style:style>
    <style:style style:name="T157" style:family="text">
      <style:text-properties fo:font-size="12.00pt" fo:font-weight="bold" fo:font-family="Calibri" style:font-family-asian="Calibri" style:font-family-complex="Calibri" fo:background-color="transparent" style:use-window-font-color="true"/>
    </style:style>
    <style:style style:name="T158" style:family="text">
      <style:text-properties fo:font-size="12.00pt" fo:font-weight="normal" fo:font-family="Calibri" style:font-family-asian="Calibri" style:font-family-complex="Calibri" fo:background-color="transparent" style:use-window-font-color="true"/>
    </style:style>
    <style:style style:name="T159" style:family="text">
      <style:text-properties fo:font-size="12.00pt" fo:font-weight="bold" fo:font-family="Calibri" style:font-family-asian="Calibri" style:font-family-complex="Calibri" fo:background-color="transparent" style:use-window-font-color="true"/>
    </style:style>
    <style:style style:name="T160" style:family="text">
      <style:text-properties fo:font-size="12.00pt" fo:font-weight="normal"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normal" fo:font-family="Calibri" style:font-family-asian="Calibri" style:font-family-complex="Calibri" fo:background-color="transparent" style:use-window-font-color="true"/>
    </style:style>
    <style:style style:name="T163" style:family="text">
      <style:text-properties fo:font-size="12.00pt" fo:font-weight="bold" fo:font-family="Calibri" style:font-family-asian="Calibri" style:font-family-complex="Calibri" fo:background-color="transparent" style:use-window-font-color="true"/>
    </style:style>
    <style:style style:name="T164" style:family="text">
      <style:text-properties fo:font-size="12.00pt" fo:font-weight="normal" fo:font-family="Calibri" style:font-family-asian="Calibri" style:font-family-complex="Calibri" fo:background-color="transparent" style:use-window-font-color="true"/>
    </style:style>
    <style:style style:name="T165" style:family="text">
      <style:text-properties fo:font-size="12.00pt" fo:font-weight="bold" fo:font-family="Calibri" style:font-family-asian="Calibri" style:font-family-complex="Calibri" fo:background-color="transparent" style:use-window-font-color="true"/>
    </style:style>
    <style:style style:name="T166" style:family="text">
      <style:text-properties fo:font-size="12.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bold" fo:font-family="Calibri" style:font-family-asian="Calibri" style:font-family-complex="Calibri"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2.00pt" fo:font-weight="bold"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bold"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2.00pt" fo:font-weight="bold" fo:font-family="Calibri" style:font-family-asian="Calibri" style:font-family-complex="Calibri" fo:background-color="transparent" style:use-window-font-color="true"/>
    </style:style>
    <style:style style:name="T175" style:family="text">
      <style:text-properties fo:font-size="12.00pt" fo:font-weight="normal" fo:font-family="Calibri" style:font-family-asian="Calibri" style:font-family-complex="Calibri" fo:background-color="transparent" style:use-window-font-color="true"/>
    </style:style>
    <style:style style:name="T176" style:family="text">
      <style:text-properties fo:font-size="12.00pt" fo:font-weight="bold" fo:font-family="Calibri" style:font-family-asian="Calibri" style:font-family-complex="Calibri" fo:background-color="transparent" style:use-window-font-color="true"/>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2.00pt" fo:font-weight="bold" fo:font-family="Calibri" style:font-family-asian="Calibri" style:font-family-complex="Calibri" fo:background-color="transparent" style:use-window-font-color="true"/>
    </style:style>
    <style:style style:name="T179" style:family="text">
      <style:text-properties fo:font-size="12.00pt" fo:font-weight="normal" fo:font-family="Calibri" style:font-family-asian="Calibri" style:font-family-complex="Calibri" fo:background-color="transparent" style:use-window-font-color="true"/>
    </style:style>
    <style:style style:name="T180" style:family="text">
      <style:text-properties fo:font-size="12.00pt" fo:font-weight="bold" fo:font-family="Calibri" style:font-family-asian="Calibri" style:font-family-complex="Calibri" fo:background-color="transparent" style:use-window-font-color="true"/>
    </style:style>
    <style:style style:name="T181" style:family="text">
      <style:text-properties fo:font-size="12.00pt" fo:font-weight="normal" fo:font-family="Calibri" style:font-family-asian="Calibri" style:font-family-complex="Calibri" fo:background-color="transparent" style:use-window-font-color="true"/>
    </style:style>
    <style:style style:name="T182" style:family="text">
      <style:text-properties fo:font-size="12.00pt" fo:font-weight="bold" fo:font-family="Calibri" style:font-family-asian="Calibri" style:font-family-complex="Calibri" fo:background-color="transparent" style:use-window-font-color="true"/>
    </style:style>
    <style:style style:name="T183" style:family="text">
      <style:text-properties fo:font-size="12.00pt" fo:font-weight="normal" fo:font-family="Calibri" style:font-family-asian="Calibri" style:font-family-complex="Calibri" fo:background-color="transparent" style:use-window-font-color="true"/>
    </style:style>
    <style:style style:name="T184" style:family="text">
      <style:text-properties fo:font-size="12.00pt" fo:font-weight="bold" fo:font-family="Calibri" style:font-family-asian="Calibri" style:font-family-complex="Calibri" fo:background-color="transparent" style:use-window-font-color="true"/>
    </style:style>
    <style:style style:name="T185" style:family="text">
      <style:text-properties fo:font-size="12.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bold" fo:font-family="Calibri" style:font-family-asian="Calibri" style:font-family-complex="Calibri" fo:background-color="transparent" style:use-window-font-color="true"/>
    </style:style>
    <style:style style:name="T188" style:family="text">
      <style:text-properties fo:font-size="12.00pt" fo:font-weight="normal" fo:font-family="Calibri" style:font-family-asian="Calibri" style:font-family-complex="Calibri" fo:background-color="transparent" style:use-window-font-color="true"/>
    </style:style>
    <style:style style:name="T189" style:family="text">
      <style:text-properties fo:font-size="12.00pt" fo:font-weight="bold" fo:font-family="Calibri" style:font-family-asian="Calibri" style:font-family-complex="Calibri" fo:background-color="transparent" style:use-window-font-color="true"/>
    </style:style>
    <style:style style:name="T190" style:family="text">
      <style:text-properties fo:font-size="12.00pt" fo:font-weight="normal" fo:font-family="Calibri" style:font-family-asian="Calibri" style:font-family-complex="Calibri" fo:background-color="transparent" style:use-window-font-color="true"/>
    </style:style>
    <style:style style:name="T191" style:family="text">
      <style:text-properties fo:font-size="12.00pt" fo:font-weight="bold" fo:font-family="Calibri" style:font-family-asian="Calibri" style:font-family-complex="Calibri" fo:background-color="transparent" style:use-window-font-color="true"/>
    </style:style>
    <style:style style:name="T192" style:family="text">
      <style:text-properties fo:font-size="12.00pt" fo:font-weight="normal" fo:font-family="Calibri" style:font-family-asian="Calibri" style:font-family-complex="Calibri" fo:background-color="transparent" style:use-window-font-color="true"/>
    </style:style>
    <style:style style:name="T193" style:family="text">
      <style:text-properties fo:font-size="12.00pt" fo:font-weight="bold" fo:font-family="Calibri" style:font-family-asian="Calibri" style:font-family-complex="Calibri" fo:background-color="transparent" style:use-window-font-color="true"/>
    </style:style>
    <style:style style:name="T194" style:family="text">
      <style:text-properties fo:font-size="12.00pt" fo:font-weight="normal" fo:font-family="Calibri" style:font-family-asian="Calibri" style:font-family-complex="Calibri" fo:background-color="transparent" style:use-window-font-color="true"/>
    </style:style>
    <style:style style:name="T195" style:family="text">
      <style:text-properties fo:font-size="12.00pt" fo:font-weight="bold" fo:font-family="Calibri" style:font-family-asian="Calibri" style:font-family-complex="Calibri" fo:background-color="transparent" style:use-window-font-color="true"/>
    </style:style>
    <style:style style:name="T196" style:family="text">
      <style:text-properties fo:font-size="12.00pt" fo:font-weight="normal" fo:font-family="Calibri" style:font-family-asian="Calibri" style:font-family-complex="Calibri" fo:background-color="transparent" style:use-window-font-color="true"/>
    </style:style>
    <style:style style:name="T197" style:family="text">
      <style:text-properties fo:font-size="12.00pt" fo:font-weight="bold" fo:font-family="Calibri" style:font-family-asian="Calibri" style:font-family-complex="Calibri" fo:background-color="transparent" style:use-window-font-color="true"/>
    </style:style>
    <style:style style:name="T198" style:family="text">
      <style:text-properties fo:font-size="12.00pt" fo:font-weight="normal" fo:font-family="Calibri" style:font-family-asian="Calibri" style:font-family-complex="Calibri" fo:background-color="transparent" style:use-window-font-color="true"/>
    </style:style>
    <style:style style:name="T199" style:family="text">
      <style:text-properties fo:font-size="12.00pt" fo:font-weight="bold" fo:font-family="Calibri" style:font-family-asian="Calibri" style:font-family-complex="Calibri" fo:background-color="transparent" style:use-window-font-color="true"/>
    </style:style>
    <style:style style:name="T200" style:family="text">
      <style:text-properties fo:font-size="12.00pt" fo:font-weight="normal" fo:font-family="Calibri" style:font-family-asian="Calibri" style:font-family-complex="Calibri" fo:background-color="transparent" style:use-window-font-color="true"/>
    </style:style>
    <style:style style:name="T201" style:family="text">
      <style:text-properties fo:font-size="12.00pt" fo:font-weight="bold" fo:font-family="Calibri" style:font-family-asian="Calibri" style:font-family-complex="Calibri" fo:background-color="transparent" style:use-window-font-color="true"/>
    </style:style>
    <style:style style:name="T202" style:family="text">
      <style:text-properties fo:font-size="12.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2.00pt" fo:font-weight="bold" fo:font-family="Calibri" style:font-family-asian="Calibri" style:font-family-complex="Calibri" fo:background-color="transparent" style:use-window-font-color="true"/>
    </style:style>
    <style:style style:name="T205" style:family="text">
      <style:text-properties fo:font-size="12.00pt" fo:font-weight="normal" fo:font-family="Calibri" style:font-family-asian="Calibri" style:font-family-complex="Calibri" fo:background-color="transparent" style:use-window-font-color="true"/>
    </style:style>
    <style:style style:name="T206" style:family="text">
      <style:text-properties fo:font-size="12.00pt" fo:font-weight="bold" fo:font-family="Calibri" style:font-family-asian="Calibri" style:font-family-complex="Calibri" fo:background-color="transparent" style:use-window-font-color="true"/>
    </style:style>
    <style:style style:name="T207" style:family="text">
      <style:text-properties fo:font-size="12.00pt" fo:font-weight="normal" fo:font-family="Calibri" style:font-family-asian="Calibri" style:font-family-complex="Calibri" fo:background-color="transparent" style:use-window-font-color="true"/>
    </style:style>
    <style:style style:name="T208" style:family="text">
      <style:text-properties fo:font-size="12.00pt" fo:font-weight="bold" fo:font-family="Calibri" style:font-family-asian="Calibri" style:font-family-complex="Calibri" fo:background-color="transparent" style:use-window-font-color="true"/>
    </style:style>
    <style:style style:name="T209" style:family="text">
      <style:text-properties fo:font-size="12.00pt" fo:font-weight="normal" fo:font-family="Calibri" style:font-family-asian="Calibri" style:font-family-complex="Calibri" fo:background-color="transparent" style:use-window-font-color="true"/>
    </style:style>
    <style:style style:name="T210" style:family="text">
      <style:text-properties fo:font-size="12.00pt" fo:font-weight="bold" fo:font-family="Calibri" style:font-family-asian="Calibri" style:font-family-complex="Calibri" fo:background-color="transparent" style:use-window-font-color="true"/>
    </style:style>
    <style:style style:name="T211" style:family="text">
      <style:text-properties fo:font-size="12.00pt" fo:font-weight="normal" fo:font-family="Calibri" style:font-family-asian="Calibri" style:font-family-complex="Calibri" fo:background-color="transparent" style:use-window-font-color="true"/>
    </style:style>
    <style:style style:name="T212" style:family="text">
      <style:text-properties fo:font-size="12.00pt" fo:font-weight="bold" fo:font-family="Calibri" style:font-family-asian="Calibri" style:font-family-complex="Calibri" fo:background-color="transparent" style:use-window-font-color="true"/>
    </style:style>
    <style:style style:name="T213" style:family="text">
      <style:text-properties fo:font-size="12.00pt" fo:font-weight="normal" fo:font-family="Calibri" style:font-family-asian="Calibri" style:font-family-complex="Calibri" fo:background-color="transparent" style:use-window-font-color="true"/>
    </style:style>
    <style:style style:name="T214" style:family="text">
      <style:text-properties fo:font-size="12.00pt" fo:font-weight="bold" fo:font-family="Calibri" style:font-family-asian="Calibri" style:font-family-complex="Calibri" fo:background-color="transparent" style:use-window-font-color="true"/>
    </style:style>
    <style:style style:name="T215" style:family="text">
      <style:text-properties fo:font-size="12.00pt" fo:font-weight="normal" fo:font-family="Calibri" style:font-family-asian="Calibri" style:font-family-complex="Calibri" fo:background-color="transparent" style:use-window-font-color="true"/>
    </style:style>
    <style:style style:name="T216" style:family="text">
      <style:text-properties fo:font-size="12.00pt" fo:font-weight="bold" fo:font-family="Calibri" style:font-family-asian="Calibri" style:font-family-complex="Calibri" fo:background-color="transparent" style:use-window-font-color="true"/>
    </style:style>
    <style:style style:name="T217" style:family="text">
      <style:text-properties fo:font-size="12.00pt" fo:font-weight="normal" fo:font-family="Calibri" style:font-family-asian="Calibri" style:font-family-complex="Calibri" fo:background-color="transparent" style:use-window-font-color="true"/>
    </style:style>
    <style:style style:name="T218" style:family="text">
      <style:text-properties fo:font-size="12.00pt" fo:font-weight="bold" fo:font-family="Calibri" style:font-family-asian="Calibri" style:font-family-complex="Calibri" fo:background-color="transparent" style:use-window-font-color="true"/>
    </style:style>
    <style:style style:name="T219" style:family="text">
      <style:text-properties fo:font-size="12.00pt" fo:font-weight="normal" fo:font-family="Calibri" style:font-family-asian="Calibri" style:font-family-complex="Calibri" fo:background-color="transparent" style:use-window-font-color="true"/>
    </style:style>
    <style:style style:name="T220" style:family="text">
      <style:text-properties fo:font-size="12.00pt" fo:font-weight="bold" fo:font-family="Calibri" style:font-family-asian="Calibri" style:font-family-complex="Calibri" fo:background-color="transparent" style:use-window-font-color="true"/>
    </style:style>
    <style:style style:name="T221" style:family="text">
      <style:text-properties fo:font-size="12.00pt" fo:font-weight="normal" fo:font-family="Calibri" style:font-family-asian="Calibri" style:font-family-complex="Calibri" fo:background-color="transparent" style:use-window-font-color="true"/>
    </style:style>
    <style:style style:name="T222" style:family="text">
      <style:text-properties fo:font-size="12.00pt" fo:font-weight="bold" fo:font-family="Calibri" style:font-family-asian="Calibri" style:font-family-complex="Calibri" fo:background-color="transparent" style:use-window-font-color="true"/>
    </style:style>
    <style:style style:name="T223" style:family="text">
      <style:text-properties fo:font-size="12.00pt" fo:font-weight="normal" fo:font-family="Calibri" style:font-family-asian="Calibri" style:font-family-complex="Calibri"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left="-18.00pt" fo:text-indent="18.00pt"/>
    </style:style>
    <style:style style:name="P8" style:family="paragraph">
      <style:paragraph-properties fo:line-height="100.00%" fo:text-align="left" fo:margin-left="18.00pt" fo:text-indent="18.00pt" fo:margin-top="12.00pt"/>
    </style:style>
    <style:style style:name="P9" style:family="paragraph">
      <style:paragraph-properties fo:line-height="100.00%" fo:text-align="left" fo:margin-left="18.00pt" fo:text-indent="18.00pt" fo:margin-top="12.00pt" fo:margin-bottom="12.00pt"/>
    </style:style>
    <style:style style:name="P10" style:family="paragraph">
      <style:paragraph-properties fo:line-height="115.00%" fo:text-align="left" fo:margin-top="12.00pt" fo:margin-bottom="12.00pt"/>
    </style:style>
    <style:style style:name="P11" style:family="paragraph">
      <style:paragraph-properties fo:line-height="115.00%" fo:text-align="left" fo:margin-left="18.00pt" fo:text-indent="0.00pt" fo:margin-top="12.00pt" fo:margin-bottom="12.00pt"/>
    </style:style>
    <style:style style:name="P12" style:family="paragraph">
      <style:paragraph-properties fo:line-height="115.00%" fo:text-align="left" fo:margin-top="12.00pt" fo:margin-bottom="12.00pt"/>
    </style:style>
    <style:style style:name="P13" style:family="paragraph">
      <style:paragraph-properties fo:line-height="115.00%" fo:text-align="left" fo:margin-left="18.00pt" fo:text-indent="0.00pt" fo:margin-top="12.00pt" fo:margin-bottom="12.00pt"/>
    </style:style>
    <style:style style:name="P14" style:family="paragraph">
      <style:paragraph-properties fo:line-height="115.00%" fo:text-align="left" fo:margin-top="12.00pt" fo:margin-bottom="12.00pt"/>
    </style:style>
    <style:style style:name="P15" style:family="paragraph">
      <style:paragraph-properties fo:line-height="115.00%" fo:text-align="left" fo:margin-left="18.00pt" fo:text-indent="0.00pt" fo:margin-top="12.00pt" fo:margin-bottom="12.00pt"/>
    </style:style>
    <style:style style:name="P16" style:family="paragraph">
      <style:paragraph-properties fo:line-height="115.00%" fo:text-align="left" fo:margin-top="12.00pt" fo:margin-bottom="12.00pt"/>
    </style:style>
    <style:style style:name="P17" style:family="paragraph">
      <style:paragraph-properties fo:line-height="115.00%" fo:text-align="left" fo:margin-left="18.00pt" fo:text-indent="0.00pt" fo:margin-top="12.00pt" fo:margin-bottom="12.00pt"/>
    </style:style>
    <style:style style:name="P18" style:family="paragraph">
      <style:paragraph-properties fo:line-height="115.00%" fo:text-align="left" fo:margin-top="12.00pt" fo:margin-bottom="12.00pt"/>
    </style:style>
    <style:style style:name="P19" style:family="paragraph">
      <style:paragraph-properties fo:line-height="115.00%" fo:text-align="left" fo:margin-left="18.00pt" fo:text-indent="0.00pt" fo:margin-top="12.00pt" fo:margin-bottom="12.00pt"/>
    </style:style>
    <style:style style:name="P20" style:family="paragraph">
      <style:paragraph-properties fo:line-height="115.00%" fo:text-align="left" fo:margin-top="12.00pt" fo:margin-bottom="12.00pt"/>
    </style:style>
    <style:style style:name="P21" style:family="paragraph">
      <style:paragraph-properties fo:line-height="115.00%" fo:text-align="left" fo:margin-left="18.00pt" fo:text-indent="0.00pt" fo:margin-top="12.00pt" fo:margin-bottom="12.00pt"/>
    </style:style>
    <style:style style:name="P22" style:family="paragraph">
      <style:paragraph-properties fo:line-height="100.00%" fo:text-align="left" fo:margin-top="12.00pt" fo:margin-bottom="12.00pt"/>
    </style:style>
    <style:style style:name="P23" style:family="paragraph">
      <style:paragraph-properties fo:line-height="115.00%" fo:text-align="left" fo:margin-left="18.00pt" fo:text-indent="0.00pt" fo:margin-top="12.00pt" fo:margin-bottom="12.00pt"/>
    </style:style>
    <style:style style:name="P24" style:family="paragraph">
      <style:paragraph-properties fo:line-height="115.00%" fo:text-align="left" fo:margin-top="12.00pt" fo:margin-bottom="12.00pt"/>
    </style:style>
    <style:style style:name="P25" style:family="paragraph">
      <style:paragraph-properties fo:line-height="115.00%" fo:text-align="left"/>
    </style:style>
    <style:style style:name="P26" style:family="paragraph">
      <style:paragraph-properties fo:line-height="115.00%" fo:text-align="left" fo:margin-top="12.00pt" fo:margin-bottom="12.00pt"/>
    </style:style>
    <style:style style:name="P27" style:family="paragraph">
      <style:paragraph-properties fo:line-height="115.00%" fo:text-align="left" fo:margin-left="18.00pt" fo:text-indent="0.00pt" fo:margin-top="12.00pt" fo:margin-bottom="12.00pt"/>
    </style:style>
    <style:style style:name="P28" style:family="paragraph">
      <style:paragraph-properties fo:line-height="115.00%" fo:text-align="left" fo:margin-top="12.00pt" fo:margin-bottom="12.00pt"/>
    </style:style>
    <style:style style:name="P29" style:family="paragraph">
      <style:paragraph-properties fo:line-height="115.00%" fo:text-align="left" fo:margin-left="18.00pt" fo:text-indent="0.00pt" fo:margin-top="12.00pt" fo:margin-bottom="12.00pt"/>
    </style:style>
    <style:style style:name="P30" style:family="paragraph">
      <style:paragraph-properties fo:line-height="115.00%" fo:text-align="left" fo:margin-top="12.00pt" fo:margin-bottom="12.00pt"/>
    </style:style>
    <style:style style:name="P31" style:family="paragraph">
      <style:paragraph-properties fo:line-height="115.00%" fo:text-align="left" fo:margin-left="18.00pt" fo:text-indent="0.00pt" fo:margin-top="12.00pt" fo:margin-bottom="12.00pt"/>
    </style:style>
    <text:list-style style:name="L32">
      <text:list-level-style-bullet text:level="1" text:bullet-char="•">
        <style:list-level-properties text:space-before="0.00pt" text:min-label-width="18.00pt"/>
        <style:text-properties fo:font-family="Symbol"/>
      </text:list-level-style-bullet>
    </text:list-style>
    <style:style style:name="P32" style:family="paragraph">
      <style:paragraph-properties fo:line-height="115.00%" fo:text-align="left" fo:margin-left="-18.00pt" fo:text-indent="18.00pt" fo:margin-top="12.00pt"/>
    </style:style>
    <style:style style:name="P33" style:family="paragraph">
      <style:paragraph-properties fo:line-height="115.00%" fo:text-align="left" fo:margin-left="-18.00pt" fo:text-indent="18.00pt"/>
    </style:style>
    <style:style style:name="P34" style:family="paragraph">
      <style:paragraph-properties fo:line-height="115.00%" fo:text-align="left" fo:margin-left="-18.00pt" fo:text-indent="18.00pt" fo:margin-bottom="12.00pt"/>
    </style:style>
    <style:style style:name="P35" style:family="paragraph">
      <style:paragraph-properties fo:line-height="115.00%" fo:text-align="left" fo:margin-top="12.00pt" fo:margin-bottom="12.00pt"/>
    </style:style>
    <style:style style:name="P36" style:family="paragraph">
      <style:paragraph-properties fo:line-height="115.00%" fo:text-align="left"/>
    </style:style>
    <style:style style:name="P37" style:family="paragraph">
      <style:paragraph-properties fo:line-height="115.00%" fo:text-align="left" fo:margin-top="12.00pt" fo:margin-bottom="12.00pt"/>
    </style:style>
    <style:style style:name="P38" style:family="paragraph">
      <style:paragraph-properties fo:line-height="115.00%" fo:text-align="left" fo:margin-left="18.00pt" fo:text-indent="0.00pt" fo:margin-top="12.00pt" fo:margin-bottom="12.00pt"/>
    </style:style>
    <style:style style:name="P39" style:family="paragraph">
      <style:paragraph-properties fo:line-height="115.00%" fo:text-align="left" fo:margin-top="12.00pt" fo:margin-bottom="12.00pt"/>
    </style:style>
    <style:style style:name="P40" style:family="paragraph">
      <style:paragraph-properties fo:line-height="115.00%" fo:text-align="left" fo:margin-left="18.00pt" fo:text-indent="0.00pt" fo:margin-top="12.00pt" fo:margin-bottom="12.00pt"/>
    </style:style>
    <style:style style:name="P41" style:family="paragraph">
      <style:paragraph-properties fo:line-height="115.00%" fo:text-align="left" fo:margin-top="12.00pt" fo:margin-bottom="12.00pt"/>
    </style:style>
    <style:style style:name="P42" style:family="paragraph">
      <style:paragraph-properties fo:line-height="115.00%" fo:text-align="left" fo:margin-left="18.00pt" fo:text-indent="0.00pt" fo:margin-top="12.00pt" fo:margin-bottom="12.00pt"/>
    </style:style>
    <style:style style:name="P43" style:family="paragraph">
      <style:paragraph-properties fo:line-height="115.00%" fo:text-align="left" fo:margin-top="12.00pt" fo:margin-bottom="12.00pt"/>
    </style:style>
    <style:style style:name="P44" style:family="paragraph">
      <style:paragraph-properties fo:line-height="115.00%" fo:text-align="left" fo:margin-left="18.00pt" fo:text-indent="0.00pt" fo:margin-top="12.00pt" fo:margin-bottom="12.00pt"/>
    </style:style>
    <style:style style:name="P45" style:family="paragraph">
      <style:paragraph-properties fo:line-height="115.00%" fo:text-align="left" fo:margin-top="12.00pt" fo:margin-bottom="12.00pt"/>
    </style:style>
    <style:style style:name="P46" style:family="paragraph">
      <style:paragraph-properties fo:line-height="115.00%" fo:text-align="left" fo:margin-left="18.00pt" fo:text-indent="0.00pt" fo:margin-top="12.00pt" fo:margin-bottom="12.00pt"/>
    </style:style>
    <style:style style:name="P47" style:family="paragraph">
      <style:paragraph-properties fo:line-height="115.00%" fo:text-align="left" fo:margin-top="12.00pt" fo:margin-bottom="12.00pt"/>
    </style:style>
    <style:style style:name="P48" style:family="paragraph">
      <style:paragraph-properties fo:line-height="115.00%" fo:text-align="left"/>
    </style:style>
    <style:style style:name="P49" style:family="paragraph">
      <style:paragraph-properties fo:line-height="115.00%" fo:text-align="left" fo:margin-top="12.00pt" fo:margin-bottom="12.00pt"/>
    </style:style>
    <style:style style:name="P50" style:family="paragraph">
      <style:paragraph-properties fo:line-height="115.00%" fo:text-align="left" fo:margin-left="18.00pt" fo:text-indent="0.00pt" fo:margin-top="12.00pt" fo:margin-bottom="12.00pt"/>
    </style:style>
    <style:style style:name="P51" style:family="paragraph">
      <style:paragraph-properties fo:line-height="115.00%" fo:text-align="left" fo:margin-top="12.00pt" fo:margin-bottom="12.00pt"/>
    </style:style>
    <style:style style:name="P52" style:family="paragraph">
      <style:paragraph-properties fo:line-height="115.00%" fo:text-align="left" fo:margin-left="18.00pt" fo:text-indent="0.00pt" fo:margin-top="12.00pt" fo:margin-bottom="12.00pt"/>
    </style:style>
    <style:style style:name="P53" style:family="paragraph">
      <style:paragraph-properties fo:line-height="115.00%" fo:text-align="left" fo:margin-top="12.00pt" fo:margin-bottom="12.00pt"/>
    </style:style>
    <style:style style:name="P54" style:family="paragraph">
      <style:paragraph-properties fo:line-height="115.00%" fo:text-align="left" fo:margin-left="18.00pt" fo:text-indent="0.00pt" fo:margin-top="12.00pt" fo:margin-bottom="12.00pt"/>
    </style:style>
    <style:style style:name="P55" style:family="paragraph">
      <style:paragraph-properties fo:line-height="115.00%" fo:text-align="left" fo:margin-top="12.00pt" fo:margin-bottom="12.00pt"/>
    </style:style>
    <style:style style:name="P56" style:family="paragraph">
      <style:paragraph-properties fo:line-height="115.00%" fo:text-align="left" fo:margin-left="18.00pt" fo:text-indent="0.00pt" fo:margin-top="12.00pt" fo:margin-bottom="12.00pt"/>
    </style:style>
    <style:style style:name="P57" style:family="paragraph">
      <style:paragraph-properties fo:line-height="115.00%" fo:text-align="left" fo:margin-top="12.00pt" fo:margin-bottom="12.00pt"/>
    </style:style>
    <style:style style:name="P58" style:family="paragraph">
      <style:paragraph-properties fo:line-height="115.00%" fo:text-align="left"/>
    </style:style>
    <style:style style:name="P59" style:family="paragraph">
      <style:paragraph-properties fo:line-height="115.00%" fo:text-align="left" fo:margin-top="12.00pt" fo:margin-bottom="12.00pt"/>
    </style:style>
    <style:style style:name="P60" style:family="paragraph">
      <style:paragraph-properties fo:line-height="115.00%" fo:text-align="left" fo:margin-left="18.00pt" fo:text-indent="0.00pt" fo:margin-top="12.00pt" fo:margin-bottom="12.00pt"/>
    </style:style>
    <style:style style:name="P61" style:family="paragraph">
      <style:paragraph-properties fo:line-height="115.00%" fo:text-align="left" fo:margin-top="12.00pt" fo:margin-bottom="12.00pt"/>
    </style:style>
    <style:style style:name="P62" style:family="paragraph">
      <style:paragraph-properties fo:line-height="115.00%" fo:text-align="left" fo:margin-left="18.00pt" fo:text-indent="0.00pt" fo:margin-top="12.00pt" fo:margin-bottom="12.00pt"/>
    </style:style>
    <style:style style:name="P63" style:family="paragraph">
      <style:paragraph-properties fo:line-height="115.00%" fo:text-align="left" fo:margin-top="12.00pt" fo:margin-bottom="12.00pt"/>
    </style:style>
    <style:style style:name="P64" style:family="paragraph">
      <style:paragraph-properties fo:line-height="115.00%" fo:text-align="left" fo:margin-left="18.00pt" fo:text-indent="0.00pt" fo:margin-top="12.00pt" fo:margin-bottom="12.00pt"/>
    </style:style>
    <style:style style:name="P65" style:family="paragraph">
      <style:paragraph-properties fo:line-height="115.00%" fo:text-align="left" fo:margin-top="12.00pt" fo:margin-bottom="12.00pt"/>
    </style:style>
    <style:style style:name="P66" style:family="paragraph">
      <style:paragraph-properties fo:line-height="115.00%" fo:text-align="left" fo:margin-left="18.00pt" fo:text-indent="0.00pt" fo:margin-top="12.00pt" fo:margin-bottom="12.00pt"/>
    </style:style>
    <style:style style:name="P67" style:family="paragraph">
      <style:paragraph-properties fo:line-height="115.00%" fo:text-align="left" fo:margin-top="12.00pt" fo:margin-bottom="12.00pt"/>
    </style:style>
    <style:style style:name="P68" style:family="paragraph">
      <style:paragraph-properties fo:line-height="115.00%" fo:text-align="left" fo:margin-left="18.00pt" fo:text-indent="0.00pt" fo:margin-top="12.00pt" fo:margin-bottom="12.00pt"/>
    </style:style>
    <style:style style:name="P69" style:family="paragraph">
      <style:paragraph-properties fo:line-height="115.00%" fo:text-align="left" fo:margin-top="12.00pt" fo:margin-bottom="12.00pt"/>
    </style:style>
    <style:style style:name="P70" style:family="paragraph">
      <style:paragraph-properties fo:line-height="115.00%" fo:text-align="left" fo:margin-left="18.00pt" fo:text-indent="0.00pt" fo:margin-top="12.00pt" fo:margin-bottom="12.00pt"/>
    </style:style>
    <style:style style:name="P71" style:family="paragraph">
      <style:paragraph-properties fo:line-height="115.00%" fo:text-align="left" fo:margin-top="12.00pt" fo:margin-bottom="12.00pt"/>
    </style:style>
    <style:style style:name="P72" style:family="paragraph">
      <style:paragraph-properties fo:line-height="115.00%" fo:text-align="left"/>
    </style:style>
    <style:style style:name="P73" style:family="paragraph">
      <style:paragraph-properties fo:line-height="115.00%" fo:text-align="left" fo:margin-top="12.00pt" fo:margin-bottom="12.00pt"/>
    </style:style>
    <style:style style:name="P74" style:family="paragraph">
      <style:paragraph-properties fo:line-height="115.00%" fo:text-align="left" fo:margin-left="18.00pt" fo:text-indent="0.00pt" fo:margin-top="12.00pt" fo:margin-bottom="12.00pt"/>
    </style:style>
    <style:style style:name="P75" style:family="paragraph">
      <style:paragraph-properties fo:line-height="115.00%" fo:text-align="left" fo:margin-top="12.00pt" fo:margin-bottom="12.00pt"/>
    </style:style>
    <style:style style:name="P76" style:family="paragraph">
      <style:paragraph-properties fo:line-height="115.00%" fo:text-align="left" fo:margin-left="18.00pt" fo:text-indent="0.00pt" fo:margin-top="12.00pt" fo:margin-bottom="12.00pt"/>
    </style:style>
    <style:style style:name="P77" style:family="paragraph">
      <style:paragraph-properties fo:line-height="115.00%" fo:text-align="left" fo:margin-top="12.00pt" fo:margin-bottom="12.00pt"/>
    </style:style>
    <style:style style:name="P78" style:family="paragraph">
      <style:paragraph-properties fo:line-height="115.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p>
        </text:list-item>
        <text:list-item>
          <text:p text:style-name="P3"><text:span text:style-name="T5">Starbucks in India Wiki Page:<text:s/></text:span><text:a xlink:href="https://en.wikipedia.org/wiki/Tata_Starbucks"><text:span text:style-name="T6">https://en.wikipedia.org/wiki/Tata_Starbucks</text:span></text:a><text:span text:style-name="T7"><text:line-break/></text:span></text:p>
        </text:list-item>
        <text:list-item>
          <text:p text:style-name="P4"><text:span text:style-name="T8">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9">http://everythingexperiential.businessworld.in/article/We-need-to-look-at-marketing-as-an-experience-rather-than-a-transaction-Deepa-Krishnan-Starbucks-India/05-03-2020-185596/</text:span></text:a><text:span text:style-name="T10"><text:s/>(March 2020)</text:span></text:p>
        </text:list-item>
        <text:list-item>
          <text:p text:style-name="P5"><text:a xlink:href="https://www.indiatoday.in/education-today/featurephilia/story/meet-starbucks-marketing-brain-growth-india-963235-2017-03-01"><text:span text:style-name="T11">https://www.indiatoday.in/education-today/featurephilia/story/meet-starbucks-marketing-brain-growth-india-963235-2017-03-01</text:span></text:a><text:span text:style-name="T12"><text:s/>(January 2018)</text:span></text:p>
        </text:list-item>
        <text:list-item>
          <text:p text:style-name="P5"><text:a xlink:href="https://brandequity.economictimes.indiatimes.com/news/marketing/for-starbucks-india-it-is-all-about-creating-the-third-place-experience/56140266"><text:span text:style-name="T13">https://brandequity.economictimes.indiatimes.com/news/marketing/for-starbucks-india-it-is-all-about-creating-the-third-place-experience/56140266</text:span></text:a><text:span text:style-name="T14"><text:s/>(December 2016)</text:span></text:p>
        </text:list-item>
        <text:list-item>
          <text:p text:style-name="P6"><text:a xlink:href="https://stories.starbucks.com/stories/2012/starbucks-announces-beverage-innovation-using-green-coffee-extract-with-sta/"><text:span text:style-name="T15">https://stories.starbucks.com/stories/2012/starbucks-announces-beverage-innovation-using-green-coffee-extract-with-sta/</text:span></text:a><text:span text:style-name="T16"><text:line-break/></text:span></text:p>
        </text:list-item>
        <text:list-item>
          <text:p text:style-name="P7"><text:span text:style-name="T17">Starbucks India menu (without prices):<text:s/></text:span><text:a xlink:href="https://www.starbucks.in/menu-list"><text:span text:style-name="T18">https://www.starbucks.in/menu-list</text:span></text:a><text:span text:style-name="T19"><text:line-break/></text:span></text:p>
        </text:list-item>
        <text:list-item>
          <text:p text:style-name="P7"><text:span text:style-name="T20">Starbucks CP, New Delhi menu:<text:s/></text:span><text:a xlink:href="https://magicpin.in/New-Delhi/Connaught-Place-(Cp)/Restaurant/Starbucks/store/1217/menu/"><text:span text:style-name="T21">https://magicpin.in/New-Delhi/Connaught-Place-(Cp)/Restaurant/Starbucks/store/1217/menu/</text:span></text:a><text:span text:style-name="T22"><text:line-break/></text:span></text:p>
        </text:list-item>
        <text:list-item>
          <text:p text:style-name="P7"><text:span text:style-name="T23">Starbucks Corporation’s Marketing Mix (4Ps) Analysis (2019):<text:s/></text:span><text:a xlink:href="http://panmore.com/starbucks-coffee-marketing-mix-4ps-analysis"><text:span text:style-name="T24">http://panmore.com/starbucks-coffee-marketing-mix-4ps-analysis</text:span></text:a><text:span text:style-name="T25"><text:line-break/></text:span></text:p>
        </text:list-item>
        <text:list-item>
          <text:p text:style-name="P7"><text:span text:style-name="T26">Starbucks India Marketing Strategy (2016):<text:s/></text:span><text:a xlink:href="https://www.slideshare.net/Rjrockzcool/starbucks-india-marketing-strategy"><text:span text:style-name="T27">https://www.slideshare.net/Rjrockzcool/starbucks-india-marketing-strategy</text:span></text:a><text:span text:style-name="T28"><text:s/><text:line-break/></text:span></text:p>
        </text:list-item>
        <text:list-item>
          <text:p text:style-name="P7"><text:span text:style-name="T28">Entry of Starbucks in Indian Market (2016):<text:s/></text:span><text:a xlink:href="https://www.researchgate.net/publication/316600552_Case_Study-_Entry_of_Starbucks_in_Indian_Market"><text:span text:style-name="T29">https://www.researchgate.net/publication/316600552_Case_Study-_Entry_of_Starbucks_in_Indian_Market</text:span></text:a><text:span text:style-name="T30"><text:line-break/></text:span></text:p>
        </text:list-item>
        <text:list-item>
          <text:p text:style-name="P7"><text:span text:style-name="T31">Starbucks Marketing Analysis (2015):<text:s/></text:span><text:a xlink:href="https://www.semanticscholar.org/paper/Starbucks-Marketing-Analysis-Katerina/1d21b5743764f3196cddcb95925059695dad6eeb"><text:span text:style-name="T32">https://www.semanticscholar.org/paper/Starbucks-Marketing-Analysis-Katerina/1d21b5743764f3196cddcb95925059695dad6eeb</text:span></text:a><text:span text:style-name="T33"><text:line-break/></text:span></text:p>
        </text:list-item>
        <text:list-item>
          <text:p text:style-name="P7"><text:span text:style-name="T34">Strategic Marketing: A Case Study of Starbucks (2015):<text:s/></text:span><text:a xlink:href="https://www.slideshare.net/YeeJieNg/bumkt6923grouppresentation"><text:span text:style-name="T35">https://www.slideshare.net/YeeJieNg/bumkt6923grouppresentation</text:span></text:a><text:span text:style-name="T36"><text:line-break/></text:span></text:p>
        </text:list-item>
        <text:list-item>
          <text:p text:style-name="P7"><text:span text:style-name="T37">Strategic Analysis of Starbucks Corporation (2014):<text:s/></text:span><text:a xlink:href="https://scholar.harvard.edu/files/nithingeereddy/files/starbucks_case_analysis.pdf"><text:span text:style-name="T38">https://scholar.harvard.edu/files/nithingeereddy/files/starbucks_case_analysis.pdf</text:span></text:a><text:span text:style-name="T39"><text:line-break/></text:span></text:p>
        </text:list-item>
        <text:list-item>
          <text:p text:style-name="P7"><text:span text:style-name="T40">Other links:</text:span></text:p>
        </text:list-item>
        <text:list-item>
          <text:p text:style-name="P8"><text:a xlink:href="http://science.knote.com/2014/10/28/starbucks-productivity-secrets/"><text:span text:style-name="T41">http://science.knote.com/2014/10/28/starbucks-productivity-secrets/</text:span></text:a><text:span text:style-name="T42"/></text:p>
        </text:list-item>
        <text:list-item>
          <text:p text:style-name="P9"><text:a xlink:href="http://panmore.com/starbucks-coffee-operations-management-10-decisions-areas-productivity"><text:span text:style-name="T43">http://panmore.com/starbucks-coffee-operations-management-10-decisions-areas-productivity</text:span></text:a><text:span text:style-name="T44"/></text:p>
        </text:list-item>
        <text:list-item>
          <text:p text:style-name="P9"><text:a xlink:href="https://www.businessinsider.in/retail/5-ways-Starbucks-entices-you-to-spend-more-money/articleshow/46239542.cms"><text:span text:style-name="T45">https://www.businessinsider.in/retail/5-ways-Starbucks-entices-you-to-spend-more-money/articleshow/46239542.cms</text:span></text:a><text:span text:style-name="T46"><text:s text:c="2"/></text:span></text:p>
        </text:list-item>
        <text:list-item>
          <text:p text:style-name="P9"><text:a xlink:href="https://www.business-standard.com/article/companies/starbucks-steps-up-its-india-game-116020301281_1.html"><text:span text:style-name="T47">https://www.business-standard.com/article/companies/starbucks-steps-up-its-india-game-116020301281_1.html</text:span></text:a><text:span text:style-name="T48"/></text:p>
        </text:list-item>
      </text:list>
      <text:p text:style-name="P10"><text:span text:style-name="T49">Questions on Product</text:span></text:p>
      <text:p text:style-name="P11"><text:span text:style-name="T49">Q1:</text:span><text:span text:style-name="T50"><text:s/>What is the core product of Starbucks?</text:span></text:p>
      <text:p text:style-name="P12"><text:span text:style-name="T51">A1:</text:span><text:span text:style-name="T52"><text:s/>The core product of starbucks is coffee.</text:span></text:p>
      <text:p text:style-name="P13"><text:span text:style-name="T53">Q2:</text:span><text:span text:style-name="T54"><text:s/>What are the actual and augmented products of Starbucks?</text:span></text:p>
      <text:p text:style-name="P14"><text:span text:style-name="T55">A2:</text:span><text:span text:style-name="T56"><text:s/>free Wifi connections and good atmosphere in store.</text:span></text:p>
      <text:p text:style-name="P15"><text:span text:style-name="T57">Q3:</text:span><text:span text:style-name="T58"><text:s/>What are the various product categories offered by Starbucks?</text:span></text:p>
      <text:p text:style-name="P16"><text:span text:style-name="T59">A3:</text:span><text:span text:style-name="T60"><text:s/>Hot and cold drinks, whole-bean coffee, micro-ground instant coffee, espresso, caffe latte, full and loose-leaf teas, juices, Frappuccino beverages, pastries, snacks and other food items and beverages.</text:span></text:p>
      <text:p text:style-name="P17"><text:span text:style-name="T61">Q4:</text:span><text:span text:style-name="T62"><text:s/>How has Starbucks adapted its product offering to suit the Indian market?</text:span></text:p>
      <text:p text:style-name="P18"><text:span text:style-name="T63">A4:<text:s/></text:span><text:span text:style-name="T64">Starbucks in India has some Indian-style product offerings such as Tandoori Paneer Roll, Chocolate Rossomalai Mousse, Malai Chom Chom Tiramisu, Elaichi Mewa Croissant, Chicken Kathi Roll and Murg Tikka Panini to suit Indian customers.[37] All espressos sold in Indian outlets are made from Indian roasted coffee beans supplied by Tata Coffee. Starbucks also offers Himalayan bottled mineral water.</text:span></text:p>
      <text:p text:style-name="P18"><text:span text:style-name="T64">Starbucks introduced Starbucks' tea brand Teavana offering 18 different varieties of tea across its outlets in India. One of the varieties, called the India Spice Majesty Blend, was specifically developed for the Indian market and is only available in India. India Spice Majesty Blend is a blend of full leaf Assam black tea infused with whole cinnamon, cardamom, cloves, pepper, star anise and ginger.</text:span></text:p>
      <text:p text:style-name="P19"><text:span text:style-name="T65">Q5:</text:span><text:span text:style-name="T66"><text:s/>How has Starbucks introduced healthy products in its range?</text:span></text:p>
      <text:p text:style-name="P20"><text:span text:style-name="T67">A5:</text:span><text:span text:style-name="T68"><text:s/>For starters, Starbucks India has made healthier additions to its limited edition Spring Range. A refreshing glass of Yoghurt Smoothie right in the morning or even after a workout should be great. The smoothies at Starbucks are packed with whey protein and fibre powder and comes in three flavours<text:s/></text:span><text:span text:style-name="T69">–</text:span><text:span text:style-name="T70"><text:s/>Mango, Chocolate and Blueberry.Yet another addition to their healthy options is the Savoury Quinoa Oatmeal which is served along with bell peppers and roasted walnuts. The power packed meal of oats and quinoa can make for a healthy meal.</text:span></text:p>
      <text:p text:style-name="P21"><text:span text:style-name="T71">Q6:</text:span><text:span text:style-name="T72"><text:s/>Mention an innovation by Starbucks with regard to an existing product.</text:span></text:p>
      <text:p text:style-name="P22"><text:span text:style-name="T73">A6:</text:span><text:span text:style-name="T74"><text:s/>1.<text:s/></text:span><text:span text:style-name="T75">Teavana® Oprah Chai Tea:</text:span><text:span text:style-name="T76"><text:s/>Oprah Winfrey personally developed the tea with Teavana’s leading teaologist Naoko Tsunoda. The distinctive blend of tea features a bold infusion of cinnamon, ginger, cardamom and cloves, blended with loose-leaf black tea and rooibos. “My daily tea ritual is a vital part of my morning. Savory and spicy chai, with its deep flavor, has long been a favorite of mine,” said Winfrey. “When Howard Schultz offered to have me come into the Starbucks tasting room and create my very own tea blend, I thought that sounded like such a unique opportunity and fun to the tenth power. To share one of my favorite things with the rest of the world and support youth education at the same time is truly the perfect blend.” A portion of the sales of Teavana® Oprah Chai Tea benefit young leaders. Starbucks, Oprah and Teavana have contributed nearly $2 million to the Oprah Winfrey Leadership Academy in the first six months of Teavana® Oprah Chai Tea availability.</text:span></text:p>
      <text:p text:style-name="P22"><text:span text:style-name="T76">2.<text:s/></text:span><text:span text:style-name="T77">Teavana® Shaken Iced Tea</text:span><text:span text:style-name="T78">: These iced teas are vigorously hand shaken ten times to help ensure all the ingredients are cooled down quickly and mixed perfectly to bring out their distinct flavors. Blackberry Mojito Tea Lemonade features the thirst-quenching flavors of juicy blackberry, mint, Teavana® green tea and a splash of lemonade shaken with ice. Peach Green Tea Lemonade has refreshing sweet peach and ginger notes, Teavana® green tea and a splash of lemonade shaken with ice. And the Teavana® Shaken Iced Black Tea Lemonade combines bold layers of three of the finest Teavana® black teas mixed with lemonade and shaken with ice.</text:span></text:p>
      <text:p text:style-name="P22"><text:span text:style-name="T78">3.<text:s/></text:span><text:span text:style-name="T79">Fizzio™ Handcrafted Sodas:<text:s/></text:span><text:span text:style-name="T80">Fizzio beverages are individually handcrafted for each customer, featuring three flavors: Spiced Root Beer; Golden Ginger Ale; Lemon Ale. The Fizzio™ machine is a breakthrough in carbonation technology with the ability to deliver an unmatched soda experience. Unlike existing sodas or at-home carbonation options, the machine carbonates finished beverages, ensuring every ingredient in the beverage receives the same level of carbonation and maximum flavor. The machine also delivers a customizable experience with the capability to adjust the amount of “fizz” in each beverage.</text:span></text:p>
      <text:p text:style-name="P22"><text:span text:style-name="T80">4.<text:s/></text:span><text:span text:style-name="T81">Digital Tipping, Shake to Pay, Mobile Order and Pay:<text:s/></text:span><text:span text:style-name="T82">Starbucks continues to be a leader in the mobile space. In 2014, the company introduced Digital Tipping, enabling customers to show their appreciation of store partners by tipping through the Starbucks App for iPhone. To simplify payments, customers can now bring the barcode of their Starbucks Card front and center at any time, simply by shaking their mobile device. And, earlier this month, Starbucks launched Mobile Order &amp; Pay in Portland, Oregon. The company expects to introduce this feature nationally beginning in 2015. Mobile Order &amp; Pay allows customers to place orders in advance of their visit and pick them up at their chosen Starbucks® store.</text:span></text:p>
      <text:p text:style-name="P22"><text:span text:style-name="T82">5.<text:s/></text:span><text:span text:style-name="T83">Starbucks Mobile Truck:<text:s/></text:span><text:span text:style-name="T84">A pilot mobile service debuted on three college campuses this fall, offering a menu of drinks and food nearly identical to what customers would find in their neighborhood Starbucks stores. The Starbucks mobile truck can move to various locations on campus throughout the day, making it convenient for students and faculty to grab a snack or beverage. The mobile truck, which complements Starbucks cafes currently located across campus, is a licensed store operated through Aramark and is a natural extension of the long-standing partnership between the two companies.</text:span></text:p>
      <text:p text:style-name="P22"><text:span text:style-name="T84">6.<text:s/></text:span><text:span text:style-name="T85">Evolution Fresh™ Smoothies:<text:s/></text:span><text:span text:style-name="T86">Two new smoothies created exclusively for Whole Foods Market<text:s/></text:span><text:span text:style-name="T87">–</text:span><text:span text:style-name="T88"><text:s/>the Cold-Pressed Organic Splendid Carrot, and Cold-Pressed Organic Avocado Greens<text:s/></text:span><text:span text:style-name="T89">–</text:span><text:span text:style-name="T90"><text:s/>are among the new products introduced in 2014. For those who are seeking products that support their health and wellness goals, Evolution Fresh also added these cold-pressed green juices: Coconut Water and Greens is a refreshing and hydrating juice blending coconut water with cool cucumber, leafy greens, and a splash of sweet pineapple; Smooth Greens is a green vegetable and fruit juice blending cool cucumber and leafy greens with pineapple, apple, and mint for a soft and smooth finish; Organic Sweet Greens and Ginger is a refreshing green juice blending a medley of green vegetables and crisp apple, finished with a squeeze of lemon and a spicy ginger kick. It’s a 100 percent organic offering and a twist on a consumer favorite.</text:span></text:p>
      <text:p text:style-name="P22"><text:span text:style-name="T91">7.<text:s/></text:span><text:span text:style-name="T92">Single-Origin Coffees in Grocery Stores:<text:s/></text:span><text:span text:style-name="T93">Single-origin coffees<text:s/></text:span><text:span text:style-name="T94">–</text:span><text:span text:style-name="T95"><text:s/>beans sourced from one country, a region within a country, or sometimes even just a single estate or farm<text:s/></text:span><text:span text:style-name="T96">–</text:span><text:span text:style-name="T97"><text:s/>offer customers an opportunity to explore distinctive coffees from around the world. In September, the Starbucks Consumer Packaged Goods (CPG) team brought coffees from each of the three major coffee growing regions to U.S. grocery stores: Starbucks® Guatemala Laguna de Ayarza Single-Origin Coffee; Starbucks® Rwanda Rift Valley Single-Origin Coffee; Starbucks® Timor Mount Ramelau Single-Origin Coffee.</text:span></text:p>
      <text:p text:style-name="P22"><text:span text:style-name="T98">8.<text:s/></text:span><text:span text:style-name="T99">Iced Coffees Brewed to Personalize at Home:<text:s/></text:span><text:span text:style-name="T100">Inspired by the handcrafted iced coffee Starbucks baristas create in stores, the company introduced Starbucks® Iced Coffee<text:s/></text:span><text:span text:style-name="T101">–</text:span><text:span text:style-name="T102"><text:s/>Brewed to Personalize. These beverages found in the chilled section of grocery stores are the perfect way for customers to enjoy the Starbucks Experience at home. Made from 100 percent Starbucks® arabica coffee beans and ranging from 10 to 60 calories per 8 fl. oz. serving, customers can have these options: Starbucks® Lightly Sweetened for flavor Iced Coffee Beverage; Starbucks® Unsweetened Iced Coffee Beverage; Starbucks® Caramel Iced Coffee Beverage.</text:span></text:p>
      <text:p text:style-name="P22"><text:span text:style-name="T103">9.<text:s/></text:span><text:span text:style-name="T104">Starbucks® Chestnut Praline Latte:<text:s/></text:span><text:span text:style-name="T105">Starbucks introduced its first new holiday beverage in five years. The Chestnut Praline Latte is a blend of fresh espresso and flavors of caramelized chestnuts, with freshly steamed milk, topped with whipped cream and spiced praline crumbs. In the fall of 2012, Starbucks Global Beverage Innovation team began to explore new flavors for holiday beverages. Amy Dilger, a Starbucks research and development manager, had a hand in creating Chestnut Praline Latte. “I am a pastry chef by training, and I was inspired by my time working at restaurants and hotels in Europe and experiencing what European Christmas markets had to offer,” Dilger said.</text:span></text:p>
      <text:p text:style-name="P22"><text:span text:style-name="T105">10.<text:s/></text:span><text:span text:style-name="T106">Starbucks For Life:<text:s/></text:span><text:span text:style-name="T107">Through the years, customers have asked how they could purchase “Starbucks For Life.” It has never been a possibility until this year when Starbucks launched a contest to give 14 lucky customers that ultimate prize. After swiping a Starbucks® Card or paying with a mobile device (between now and January 5, 2015) customers receive a receipt with a unique sweepstakes code that can be entered online at starbucks.com/play for a chance to win instant prizes. That includes the chance of winning Starbucks for Life, with estimated value of $54,000 U.S. The prize comes with a piece of Starbucks history<text:s/></text:span><text:span text:style-name="T108">–</text:span><text:span text:style-name="T109"><text:s/>a 10K hammered gold, and will be engraved with the winner’s name. A total of 10 Ultimate Starbucks Cards will be available to win in the U.S., three in Canada, and one in the U.K., making it the most exclusive Starbucks Card ever made.</text:span></text:p>
      <text:p text:style-name="P23"><text:span text:style-name="T110">Q7:</text:span><text:span text:style-name="T111"><text:s/>What are some partnerships that Starbucks has entered, from the point of view of product?</text:span></text:p>
      <text:p text:style-name="P24"><text:span text:style-name="T112">A7:</text:span><text:span text:style-name="T113"><text:s/>Starbuks has entered in partnership with company like Tata group, himalayan, Teavana and Vistara from the point of view of products.</text:span></text:p>
      <text:p text:style-name="P25"><text:span text:style-name="T114"/></text:p>
      <text:p text:style-name="P26"><text:span text:style-name="T115">Questions on Price</text:span></text:p>
      <text:p text:style-name="P27"><text:span text:style-name="T115">Q1:</text:span><text:span text:style-name="T116"><text:s/>What is the most expensive coffee that Starbucks in CP sells?</text:span></text:p>
      <text:p text:style-name="P28"><text:span text:style-name="T117">A1:</text:span><text:span text:style-name="T118"><text:s/>caramel praline latte</text:span></text:p>
      <text:p text:style-name="P29"><text:span text:style-name="T119">Q2:</text:span><text:span text:style-name="T120"><text:s text:c="2"/>What is the least expensive coffee that Starbucks in CP sells?</text:span></text:p>
      <text:p text:style-name="P30"><text:span text:style-name="T121">A2:</text:span><text:span text:style-name="T122"><text:s/>Esprisoo machiato</text:span></text:p>
      <text:p text:style-name="P31"><text:span text:style-name="T123">Q3:</text:span><text:span text:style-name="T124"><text:s/>Which of the following pricing strategies does Starbucks follow? Justify your answer.</text:span></text:p>
      <text:list text:style-name="L32">
        <text:list-item>
          <text:p text:style-name="P32"><text:span text:style-name="T124">Economy pricing strategy</text:span></text:p>
        </text:list-item>
        <text:list-item>
          <text:p text:style-name="P33"><text:span text:style-name="T124">Penetration pricing strategy</text:span></text:p>
        </text:list-item>
        <text:list-item>
          <text:p text:style-name="P33"><text:span text:style-name="T124">Skimming pricing strategy</text:span></text:p>
        </text:list-item>
        <text:list-item>
          <text:p text:style-name="P34"><text:span text:style-name="T124">Premium pricing strategy</text:span></text:p>
        </text:list-item>
      </text:list>
      <text:p text:style-name="P35"><text:span text:style-name="T125">A3:</text:span><text:span text:style-name="T126"><text:s/>Starbucks generally preferred a strategy of premium prices, using a menu and store layout somewhat modified for local tastes. This strategy had been working well in India. However, local and foreign specialty coffee retailers were proving increasingly formida-ble competitors. India’s larger cities were becoming saturated. Many competitors had now turned their attention to expanding into smaller cities. India was a large, but complex market, fragmented along age, geographic, income, and demographic lines. Continued success was not certain. It was not yet clear how Starbucks should best adapt</text:span></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5"><text:span text:style-name="T127"/></text:p>
      <text:p text:style-name="P36"><text:span text:style-name="T127"/></text:p>
      <text:p text:style-name="P37"><text:span text:style-name="T128">Questions on Place</text:span></text:p>
      <text:p text:style-name="P38"><text:span text:style-name="T128">Q1:</text:span><text:span text:style-name="T129"><text:s/>How many cities in India have at least one Starbucks store?</text:span></text:p>
      <text:p text:style-name="P39"><text:span text:style-name="T130">A1:</text:span><text:span text:style-name="T131"><text:s/>There are 24 cities in india have atleast one starbucks store.</text:span></text:p>
      <text:p text:style-name="P40"><text:span text:style-name="T132">Q2:</text:span><text:span text:style-name="T133"><text:s/>What is the total number of Starbucks stores in India?</text:span></text:p>
      <text:p text:style-name="P41"><text:span text:style-name="T134">A2:</text:span><text:span text:style-name="T135"><text:s/>As of July 2021, Starbucks operates 221 outlets in 24 cities of India.</text:span></text:p>
      <text:p text:style-name="P42"><text:span text:style-name="T136">Q3:</text:span><text:span text:style-name="T137"><text:s/>Which cities in India tend to have a Starbucks store? Why?</text:span></text:p>
      <text:p text:style-name="P43"><text:span text:style-name="T138">A3:</text:span><text:span text:style-name="T139"><text:s/>Mumbai, Delhi, Bangalore are the cities in india tend to have a starbucks store. Due to the its high devlopment and ecnomic growth, high population density and spending power, This location grants good access to resource and labour and high chances of FDI and local investments and have more oppertunities and growth.</text:span></text:p>
      <text:p text:style-name="P44"><text:span text:style-name="T140">Q4:</text:span><text:span text:style-name="T141"><text:s/>Mention an innovation by Starbucks with regard to its store strategy.</text:span></text:p>
      <text:p text:style-name="P45"><text:span text:style-name="T142">A4:</text:span><text:span text:style-name="T143"><text:s/>1.- A true holistic experience to its beginnings: Starbucks is taking a step back offering a unique experience, iconic and representative of the mark from the outset.</text:span></text:p>
      <text:p text:style-name="P45"><text:span text:style-name="T143">2.- Leading the market with pride identitario:Starbucks sells six million drinks every day according to statistics published by the American newspaper USA Today.Among the innovative strategies envisaged, there is a particularly peculiar one: the establishment of partnerships with coffee shops.</text:span></text:p>
      <text:p text:style-name="P45"><text:span text:style-name="T143">3.- Respond to popular demands wherever they occur: It rarely happens that a strange item becomes a real revolution. It is the case of the Frapuccino, the latte and, recently, the Cold Brew. Thanks to social media and the staff in charge of addressing users' concerns over the internet, Starbucks can know in real time when a product is missing somewhere, and respond to customer demands to make your user experience unbeatable.</text:span></text:p>
      <text:p text:style-name="P45"><text:span text:style-name="T143">4.- Starbucks applies technological innovation with broad social adoption: starbuks provides free wifi to there costumer to attach to stores. Technological innovations have continued during this era of digital transformation of catering businesses, sometimes with problems, such as the bottlenecks that formed during the first weeks of mobile reservation use; But when such altercations have arisen, Starbucks has been able to correct them quickly</text:span></text:p>
      <text:p text:style-name="P45"><text:span text:style-name="T143">5.- Corporate banner of social responsibility: Prominent among its social activities are the Coffee and Farmer Equity (c.a.f.e.) Program, an effort by which the company commits to obtain the grains of ethical coffee; the unwavering commitment to offer decent wages and benefits to its employees, as well as programmes to hire people at risk of social exclusion, veterans and young people in search of their first job; or, to add one more point, annual donations of around of some amount.</text:span></text:p>
      <text:p text:style-name="P46"><text:span text:style-name="T144">Q5:</text:span><text:span text:style-name="T145"><text:s/>What are some partnerships that Starbucks has entered, from the point of view of the place?</text:span></text:p>
      <text:p text:style-name="P47"><text:span text:style-name="T146">A5:</text:span><text:span text:style-name="T147"><text:s/>Starbuks entered in partnership with tata group which was already a leading and experienced in this consumer coffee chain busniess and had a good grip in indian market. with help of tata, starbuks had advantage in entering the major cities such mumbai, bangalore and delhi. starbuks also entered in partnership with other subsidarys of tata group to reach and the consumer base.</text:span></text:p>
      <text:p text:style-name="P47"><text:span text:style-name="T147"/></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7"><text:span text:style-name="T148"/></text:p>
      <text:p text:style-name="P48"><text:span text:style-name="T148"/></text:p>
      <text:p text:style-name="P49"><text:span text:style-name="T149">Questions on Promotion</text:span></text:p>
      <text:p text:style-name="P50"><text:span text:style-name="T149">Q1:</text:span><text:span text:style-name="T150"><text:s/>What is the primary means of promotion for Starbucks?</text:span></text:p>
      <text:p text:style-name="P51"><text:span text:style-name="T151">A1:</text:span><text:span text:style-name="T152"><text:s/>Starbucks uses a large variety of channels to market their product from social media to TV spots and ads. It's their mix of marketing media that makes their brand recognizable, and it's the consistent message that comes across every time that makes them stand out. All of that promotion isn't cheap</text:span></text:p>
      <text:p text:style-name="P52"><text:span text:style-name="T153">Q2:</text:span><text:span text:style-name="T154"><text:s/>How does Starbucks go about executing its primary means of promotion?</text:span></text:p>
      <text:p text:style-name="P53"><text:span text:style-name="T155">A2:</text:span><text:span text:style-name="T156"><text:s/>Use a Multi-Channel Promotional Strategy. 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54"><text:span text:style-name="T157">Q3:</text:span><text:span text:style-name="T158"><text:s/>What is meant by ‘Third Place’ in the context of the marketing strategy of Starbucks?</text:span></text:p>
      <text:p text:style-name="P55"><text:span text:style-name="T159">A3:</text:span><text:span text:style-name="T160"><text:s/>To provide a safe, familiar and convenient experience for our customers. These adaptations will reinforce the concept of the third place</text:span><text:span text:style-name="T161">— a warm and welcoming place, outside of our homes and our workspaces, where connect and build community.</text:span><text:span text:style-name="T162"/></text:p>
      <text:p text:style-name="P56"><text:span text:style-name="T163">Q4:</text:span><text:span text:style-name="T164"><text:s/>What is meant by ‘Fourth Place” in the context of the marketing strategy of Starbucks?</text:span></text:p>
      <text:p text:style-name="P57"><text:span text:style-name="T165">A4:</text:span><text:span text:style-name="T166"><text:s/>The fourth place: By digital, the implication here is not only about reaching out to a "digitally-savvy audience", but also about creating a place that is "digitally-equipped" with a robust mobile and online delivery system. Starbucks calls it the fourth place.</text:span></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7"><text:span text:style-name="T167"/></text:p>
      <text:p text:style-name="P58"><text:span text:style-name="T168">Questions on People</text:span></text:p>
      <text:p text:style-name="P59"><text:span text:style-name="T168">Q1:<text:s/></text:span><text:span text:style-name="T169">What are the primary target customer segments for Starbucks?</text:span></text:p>
      <text:p text:style-name="P59"><text:span text:style-name="T170">A1:</text:span><text:span text:style-name="T171"><text:s/>The target audience of Starbucks is middle to upper-class men and women. It's the percentage of the general public who can afford their higher priced cups of coffee on a regular or daily basis. And this is who their marketing is targeted to reach. Starbucks' marketing focuses on creating the perfect “third place”</text:span></text:p>
      <text:p text:style-name="P60"><text:span text:style-name="T172">Q2:</text:span><text:span text:style-name="T173"><text:s/>What is the connection between the target customer segments for Starbucks and its choice of price and place?</text:span></text:p>
      <text:p text:style-name="P61"><text:span text:style-name="T174">A2:</text:span><text:span text:style-name="T175"><text:s/>The demographic segmentation by Starbucks is between 25 and 40 years of age with high incomes, the second target group is 18 to 24 year of age and belongs to richer families.<text:s text:c="2"/>Starbucks has also segmented its markets by demographically and geographically selecting the store location with educated and coffee lovers.</text:span></text:p>
      <text:p text:style-name="P62"><text:span text:style-name="T176">Q3:</text:span><text:span text:style-name="T177"><text:s/>What are Starbucks employees called?</text:span></text:p>
      <text:p text:style-name="P63"><text:span text:style-name="T178">A3:</text:span><text:span text:style-name="T179"><text:s/></text:span><text:span text:style-name="T180">Partners</text:span><text:span text:style-name="T181"><text:s/>because employees partners because we are all partners in shared success.</text:span></text:p>
      <text:p text:style-name="P63"><text:span text:style-name="T182">Q4:</text:span><text:span text:style-name="T183"><text:s/>Mention an innovation by Starbucks with regard to its employee training.</text:span></text:p>
      <text:p text:style-name="P63"><text:span text:style-name="T184">A4:</text:span><text:span text:style-name="T185"><text:s/>leaders at Starbucks have created a new hire training program that utilizes the 70/20/10 approach. This means that 70 percent of partner training happens through on-the-job experience, 20 percent of training is acquired from feedback and mentorship from coaches, and 10 percent is learned through online e-learning modules.</text:span></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6"/></text:p>
      <text:p text:style-name="P63"><text:span text:style-name="T187">Questions on Physical Evidence</text:span></text:p>
      <text:p text:style-name="P64"><text:span text:style-name="T187">Q1:</text:span><text:span text:style-name="T188"><text:s/>How does the Starbucks store layout contribute to its marketing strategy?</text:span></text:p>
      <text:p text:style-name="P65"><text:span text:style-name="T189">A1:</text:span><text:span text:style-name="T190"><text:s/>it was able to provide an experience that changed how much of the world thought about coffee shops and how many of us drink coffee outside of our homes. Starbucks created a third place between home and work where people can relax, enjoy a cup of coffee and experience the inviting ambience.</text:span></text:p>
      <text:p text:style-name="P66"><text:span text:style-name="T191">Q2:</text:span><text:span text:style-name="T192"><text:s/>What is the Starbucks logo? </text:span></text:p>
      <text:p text:style-name="P67"><text:span text:style-name="T193">A2:</text:span><text:span text:style-name="T194"><text:s/>A mysterious, nautical figure called to them, as sirens do. “They really loved the look of it and it kind of tied into what they felt Starbucks stood.</text:span></text:p>
      <text:p text:style-name="P68"><text:span text:style-name="T195">Q3:</text:span><text:span text:style-name="T196"><text:s/>Has the Starbucks logo evolved over time?</text:span></text:p>
      <text:p text:style-name="P69"><text:span text:style-name="T197">A3:</text:span><text:span text:style-name="T198"><text:s/>Celebrating its 40th anniversary, the company decided to attempt a considerable rebranding effort. With a blast to the past, they reimagined the original 1971 logo with a few modern twists and changed the logo's color from green to black.</text:span></text:p>
      <text:p text:style-name="P70"><text:span text:style-name="T199">Q4:</text:span><text:span text:style-name="T200"><text:s/>Can the Starbucks app be considered part of physical evidence in the 7 Ps framework? Justify your answer.</text:span></text:p>
      <text:p text:style-name="P71"><text:span text:style-name="T201">A4:</text:span><text:span text:style-name="T202"><text:s/>Yes star bucks app can be considered part of physical evidence and includes the product and sevice as Physical evidence refers to everything your customers see when interacting with your business. This includes: the physical environment where you provide the product or service. the layout or interior design. your packaging. </text:span></text:p>
      <text:p text:style-name="P71"><text:span text:style-name="T203"/></text:p>
      <text:p text:style-name="P71"><text:span text:style-name="T203"/></text:p>
      <text:p text:style-name="P72"><text:span text:style-name="T203"/></text:p>
      <text:p text:style-name="P73"><text:span text:style-name="T204">Questions on Process</text:span></text:p>
      <text:p text:style-name="P74"><text:span text:style-name="T204">Q1:</text:span><text:span text:style-name="T205"><text:s/>What is the process improvement philosophy that Starbucks adopted a decade ago to improve its productivity? </text:span></text:p>
      <text:p text:style-name="P75"><text:span text:style-name="T206">A1:</text:span><text:span text:style-name="T207"><text:s/>lean Six Sigma implementation ensures Starbuck’s success. It was introduced in early 2000.</text:span></text:p>
      <text:p text:style-name="P76"><text:span text:style-name="T208">Q2:</text:span><text:span text:style-name="T209"><text:s/>What are some of the key metrics that Starbucks uses to measure in-store productivity?</text:span></text:p>
      <text:p text:style-name="P77"><text:span text:style-name="T210">A2:</text:span><text:span text:style-name="T211"><text:s/>1.<text:s/></text:span><text:span text:style-name="T212">Revenue growth:<text:s/></text:span><text:span text:style-name="T213">Starbucks' revenue for its first quarter of fiscal 2019 rose 9% year over year. This growth is down from its 11% year-over-year revenue growth in its fourth quarter of fiscal 2018. However, when both quarters are adjusted to exclude nonrecurring items and foreign exchange, revenue in both periods increased 9% year over year. It's good to see Starbucks maintain its adjusted revenue growth rate from Q4, as that quarter's revenue growth represented a meaningful acceleration from the 7% year-over-year adjusted revenue growth in its third quarter of fiscal 2018.</text:span></text:p>
      <text:p text:style-name="P77"><text:span text:style-name="T213">2.<text:s/></text:span><text:span text:style-name="T214">Global comparable-store sales growth :<text:s/></text:span><text:span text:style-name="T215">Starbucks' global comps rose 4% in the first quarter, extending the metric's streak of accelerating growth -- global comps increased 1% in Q3 of 2018 and 3% in Q4 of 2018."We are particularly pleased with the sequential improvement in quarterly comparable store transactions in the U.S.," CEO Ke n Q3 of vin Johnson said in the company's fiscal first-quarter earnings release, "underpinned by our digital initiatives and improved execution of our in-store experience</text:span></text:p>
      <text:p text:style-name="P77"><text:span text:style-name="T215">3.<text:s/></text:span><text:span text:style-name="T216">U.S. comparable-store sales:</text:span><text:span text:style-name="T217"><text:s/>Helping drive Starbucks' strong comps growth was a robust performance in the U.S., where comps increased 4% year over year.</text:span></text:p>
      <text:p text:style-name="P77"><text:span text:style-name="T217">4.<text:s/></text:span><text:span text:style-name="T218">Active rewards members:</text:span><text:span text:style-name="T219"><text:s/>The company's active Starbucks Rewards members rose 14% year over year to 16.3 million. This is nearly in line with the company's strong 15% year-over-year growth in active rewards members in Q4.</text:span></text:p>
      <text:p text:style-name="P77"><text:span text:style-name="T219">5.<text:s/></text:span><text:span text:style-name="T220">New store openings:<text:s/></text:span><text:span text:style-name="T221">Starbucks continues to open new stores at a rapid rate. During its fiscal first quarter, it opened 541 stores, bringing its total store count to 29,865, up 7% from the year-ago quarter.Highlighting the company's bullish view for China, the store count in that country was up 18% versus the year-ago quarter.</text:span></text:p>
      <text:p text:style-name="P77"><text:span text:style-name="T221">6.<text:s/></text:span><text:span text:style-name="T222">Comparable-store sales guidance:</text:span><text:span text:style-name="T223"><text:s/>"With this solid start to the fiscal year, we are on track to deliver on our full-year commitments," Johnson said in the earnings release. This is important because the company has made a habit of reducing its outlook for key metrics in recent years.Management was previously guiding for 3% to 4% growth in comps for fiscal 2019, and it continues to expect growth to be in this range. In addition, the company expects to open 2,100 new stores globally during the fiscal year.</text:span></text:p>
      <text:p text:style-name="P78"><text:span text:style-name="T2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